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co1" style:family="table-column">
      <style:table-column-properties style:column-width="3.373cm" style:use-optimal-column-width="false"/>
    </style:style>
    <style:style style:name="co2" style:family="table-column">
      <style:table-column-properties style:column-width="3.21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standard" draw:layer="layout" svg:width="6.585cm" svg:height="6.83cm" svg:x="2.067cm" svg:y="12.78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Columna</text:p>
                <text:p text:style-name="P1">de Agrupación</text:p>
              </table:table-cell>
              <table:table-cell>
                <text:p text:style-name="P1">Columna Valor</text:p>
              </table:table-cell>
            </table:table-row>
            <table:table-row table:style-name="ro1" table:default-cell-style-name="ce1">
              <table:table-cell>
                <text:p text:style-name="P1">Bilbao</text:p>
              </table:table-cell>
              <table:table-cell>
                <text:p text:style-name="P1">13.0</text:p>
              </table:table-cell>
            </table:table-row>
            <table:table-row table:style-name="ro1" table:default-cell-style-name="ce1">
              <table:table-cell>
                <text:p text:style-name="P1">Zaragoza</text:p>
              </table:table-cell>
              <table:table-cell>
                <text:p text:style-name="P1">12.5</text:p>
              </table:table-cell>
            </table:table-row>
            <table:table-row table:style-name="ro1" table:default-cell-style-name="ce1">
              <table:table-cell>
                <text:p text:style-name="P1">Bilbao</text:p>
              </table:table-cell>
              <table:table-cell>
                <text:p text:style-name="P1">14.5</text:p>
              </table:table-cell>
            </table:table-row>
            <table:table-row table:style-name="ro1" table:default-cell-style-name="ce1">
              <table:table-cell>
                <text:p text:style-name="P1">Valencia</text:p>
              </table:table-cell>
              <table:table-cell>
                <text:p text:style-name="P1">16.0</text:p>
              </table:table-cell>
            </table:table-row>
            <table:table-row table:style-name="ro1" table:default-cell-style-name="ce1">
              <table:table-cell>
                <text:p text:style-name="P1">Valencia</text:p>
              </table:table-cell>
              <table:table-cell>
                <text:p text:style-name="P1">18.5</text:p>
              </table:table-cell>
            </table:table-row>
            <table:table-row table:style-name="ro1" table:default-cell-style-name="ce1">
              <table:table-cell>
                <text:p text:style-name="P1">Bilbao</text:p>
              </table:table-cell>
              <table:table-cell>
                <text:p text:style-name="P1">14.0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uben Moreno</meta:initial-creator>
    <meta:creation-date>2017-11-21T09:44:54</meta:creation-date>
    <dc:date>2017-11-21T09:52:08</dc:date>
    <dc:creator>Ruben Moreno</dc:creator>
    <meta:editing-duration>P0D</meta:editing-duration>
    <meta:editing-cycles>1</meta:editing-cycles>
    <meta:document-statistic meta:object-count="1"/>
    <meta:generator>LibreOffice/3.5$Linux_X86_64 LibreOffice_project/350m1$Build-2</meta:generator>
  </office:meta>
</office:document-meta>
</file>